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style:text-line-through-style="solid" style:text-underline-style="none"/>
    </style:style>
    <style:style style:name="P7"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9"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10"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1" style:family="paragraph" style:parent-style-name="Text_20_body">
      <style:paragraph-properties fo:margin-left="0cm" fo:margin-right="0cm" style:line-height-at-least="0.476cm" fo:text-indent="0cm" style:auto-text-indent="false"/>
      <style:text-properties style:text-line-through-style="none"/>
    </style:style>
    <style:style style:name="P12"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6"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8"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9" style:family="paragraph" style:parent-style-name="Table_20_Contents">
      <style:text-properties fo:color="#000000" style:text-line-through-style="none" style:font-name="Verdana" fo:font-size="8.25pt" fo:font-weight="bold"/>
    </style:style>
    <style:style style:name="P20" style:family="paragraph" style:parent-style-name="Table_20_Contents">
      <style:paragraph-properties fo:padding="0.049cm" fo:border="0.002cm solid #d1d7dc"/>
      <style:text-properties fo:color="#006600" style:text-line-through-style="none" style:font-name="Courier" fo:font-size="8.25pt"/>
    </style:style>
    <style:style style:name="P21"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22" style:family="paragraph" style:parent-style-name="Standard">
      <style:text-properties style:text-line-through-style="none"/>
    </style:style>
    <style:style style:name="P23" style:family="paragraph" style:parent-style-name="Standard">
      <style:text-properties style:text-line-through-style="solid"/>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1"/>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6"><text:s text:c="4"/>Use Search Menu, Search for Asterisks w/o slash, keep clicking "Search" to check all asterisks in document.</text:p>
      <text:p text:style-name="P6"><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6"><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3">12. Fix Sidenotes (0-? hr.)</text:p>
      <text:p text:style-name="P3"/>
      <text:p text:style-name="P3">Read the discussion. Step through sidenotes with: Search&amp;Replace of [S, not regex, not whole word, ignore case. Click Search to find each Sidenote.</text:p>
      <text:p text:style-name="P3"/>
      <text:p text:style-name="P3"><text:s text:c="4"/>Compare to page image. Move note above paragraph if feasible.</text:p>
      <text:p text:style-name="P3"><text:s text:c="4"/>Otherwise, position it above the sentence to which it applies, with blank lines to prevent rewrapping if you decide that is best. </text:p>
      <text:p text:style-name="P3"/>
      <text:p text:style-name="P3">13. Fix Footnotes (0-? hr.) (10 footnotes)</text:p>
      <text:p text:style-name="P3"/>
      <text:p text:style-name="P3">Read the discussion and follow the steps on this page.</text:p>
      <text:p text:style-name="P1"/>
      <text:p text:style-name="P3">14. Fix Poetry Line Numbers (0-20 min.)</text:p>
      <text:p text:style-name="P3"/>
      <text:p text:style-name="P3">If the book has poetry that uses line numbers, read this page and align the line numbers consistently.</text:p>
      <text:p text:style-name="P1"/>
      <text:p text:style-name="P3">15. Check balanced markup</text:p>
      <text:p text:style-name="P3"/>
      <text:p text:style-name="P3">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3"/>
      <text:p text:style-name="P3"><text:s text:c="4"/>Correct the error and click search until no more are found. </text:p>
      <text:p text:style-name="P1"/>
      <text:h text:style-name="P21" text:outline-level="3">15a. Consider page numbers and curly quotes.</text:h>
      <text:p text:style-name="P10">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0">2. Consider whether you want curly quotes in both the utf8.txt version and in the html version. If so, then now is the time to put them in, before the split in step 16.</text:p>
      <text:p text:style-name="P1"/>
      <text:p text:style-name="P3"/>
      <text:p text:style-name="P3">** Add transcriber's note.</text:p>
      <text:p text:style-name="P1"/>
      <text:p text:style-name="P3">16. Save Edited Markup (2 min.)</text:p>
      <text:p text:style-name="P3"/>
      <text:p text:style-name="P3"><text:s text:c="4"/>Save any unsaved changes in bookname.txt.</text:p>
      <text:p text:style-name="P3"><text:s text:c="4"/>Use File&gt;Save As to make bookname.html </text:p>
      <text:p text:style-name="P3"/>
      <text:p text:style-name="P3"><text:s text:c="4"/>This will be the starting file for the HTML version. You can also use it as fallback in case you mess up and need to start the following steps over. </text:p>
      <text:p text:style-name="P1"/>
      <text:p text:style-name="P1"><text:s text:c="4"/><text:span text:style-name="T13">Re-open bookname.txt. </text:span></text:p>
      <text:p text:style-name="P1"><text:soft-page-break/></text:p>
      <text:p text:style-name="P3"/>
      <text:p text:style-name="P3">17. Convert &lt;tb&gt;, Italic, Bold, and Smallcap (10 min.)</text:p>
      <text:p text:style-name="P3"/>
      <text:p text:style-name="P3"/>
      <text:p text:style-name="P3">These steps are for the text document; HTML treated below.</text:p>
      <text:p text:style-name="P3"/>
      <text:p text:style-name="P3"><text:s text:c="4"/>Fix &lt;tb&gt; markup for the text version: In the Text Processing menu, select "Convert &lt;tb&gt; to asterisk break" which converts all in one step. (Note: you will not see the Text Processing menu if version or earlier.)</text:p>
      <text:p text:style-name="P3"/>
      <text:p text:style-name="P3"><text:s text:c="8"/>Interactive replace: menu/Search -&gt; Search &amp; Replace to replace interactively: Search field, &lt;tb&gt;; Replace field,</text:p>
      <text:p text:style-name="P3"/>
      <text:p text:style-name="P3"><text:s text:c="15"/>* <text:s text:c="6"/>* <text:s text:c="6"/>* <text:s text:c="6"/>* <text:s text:c="6"/>*</text:p>
      <text:p text:style-name="P3"/>
      <text:p text:style-name="P3"><text:s text:c="8"/>. Use Search and Replace buttons to step through mark up; Rpl All if happy with the operation. </text:p>
      <text:p text:style-name="P3"><text:s text:c="4"/>Fix italics: In the Text Processing menu, select "Convert Italics." Italic markup is replaced with underscores.</text:p>
      <text:p text:style-name="P3"><text:s text:c="8"/>Interactive: Same as &lt;tb&gt;: Search field, &lt;/?i&gt;; Replace, _. Set Regex checkbox. </text:p>
      <text:p text:style-name="P3"><text:s text:c="4"/>Fix bold. Decide if you want to mark bold with =, or $, or by all uppercase.</text:p>
      <text:p text:style-name="P3"><text:s text:c="8"/>For = or $, in the Text Processing menu select Options and set the appropriate character; then select Text Processing &gt; Convert Bold.</text:p>
      <text:p text:style-name="P3"><text:s text:c="8"/>Interactive: As for italics: Search, &lt;/?b&gt;, Replace, =, $ or preferred character.</text:p>
      <text:p text:style-name="P3"><text:s text:c="8"/>For uppercase, use a regex search for &lt;b&gt;(\n?[^&lt;]+)&lt;/b&gt; (&lt;b&gt; then anything including newline up to the first &lt;/b&gt;). Replacement: \U$1\E. </text:p>
      <text:p text:style-name="P3"/>
      <text:p text:style-name="P3"><text:s text:c="4"/>Click Search, then Replace until you are confident it works; then Replace All. Afterward, search for b&gt; and hand-edit any remaining bold. </text:p>
      <text:p text:style-name="P3"/>
      <text:p text:style-name="P3"><text:s text:c="4"/>Uppercase selected small-cap, which proofers have changed to &lt;sc&gt;Title-Cased-Text&lt;/sc&gt;. </text:p>
      <text:p text:style-name="P3"/>
      <text:p text:style-name="P3">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3"/>
      <text:p text:style-name="P3"><text:s text:c="4"/>Save the document. </text:p>
      <text:p text:style-name="P1"/>
      <text:p text:style-name="P3">18. Fix ASCII Tables (0-? hr.)</text:p>
      <text:p text:style-name="P3"/>
      <text:p text:style-name="P3"><text:s text:c="4"/>Use Search&gt;Find Next /**/ Block to step through all tabular material.</text:p>
      <text:p text:style-name="P3"><text:s text:c="8"/>Compare to page image; reformat to best convey author intent.</text:p>
      <text:p text:style-name="P3"><text:s text:c="8"/>For complex tables, use Table Special Effects to reformat. </text:p>
      <text:p text:style-name="P3"/>
      <text:p text:style-name="P3">19. Rewrap and Clear Rewrap Markers (10-30 min.)</text:p>
      <text:p text:style-name="P3"/>
      <text:p text:style-name="P3"><text:s text:c="4"/>Save the file if any unsaved changes.</text:p>
      <text:p text:style-name="P3"><text:soft-page-break/><text:s text:c="4"/>Use Edit&gt;Select All then Selection&gt;Rewrap Selection. Wait while rewrap completes.</text:p>
      <text:p text:style-name="P3"><text:s text:c="4"/>Page through entire text, looking for improper indentation. If found, re-open, clicking NO when asked if you want to save the edits. Find and fix broken rewrap markups. Repeat this step.</text:p>
      <text:p text:style-name="P3"><text:tab/>Right/centre align things</text:p>
      <text:p text:style-name="P1"/>
      <text:p text:style-name="P1"/>
      <text:p text:style-name="P3"><text:s text:c="4"/>Open Fixup&gt;Footnote Fixup; tidy up footnotes. See this discussion.</text:p>
      <text:p text:style-name="P3"><text:s text:c="4"/>Remove all rewrap markers: see this page.</text:p>
      <text:p text:style-name="P3"><text:s text:c="4"/>Use Fixup&gt;Remove End-of-line Spaces.</text:p>
      <text:p text:style-name="P1"><text:s text:c="3"/><text:span text:style-name="T13"><text:s/>Use Fixup&gt;Run Gutcheck and resolve any new issues.</text:span></text:p>
      <text:p text:style-name="P3"><text:s text:c="4"/>Save the document. </text:p>
      <text:p text:style-name="P1"/>
      <text:p text:style-name="P1"/>
      <text:p text:style-name="P1"/>
      <text:p text:style-name="P1">20. Determine Character Coding (5-60 min.)</text:p>
      <text:p text:style-name="P1"/>
      <text:p text:style-name="P9"><text:span text:style-name="T9">WARNING</text:span> - Before you start</text:p>
      <text:p text:style-name="P9">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9">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9">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text:span><text:soft-page-break/><text:span text:style-name="T3">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text:soft-page-break/>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7">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9">Code:</text:p>
          </table:table-cell>
        </table:table-row>
        <table:table-row>
          <table:table-cell table:style-name="Table1.A2" office:value-type="string">
            <text:p text:style-name="P20">&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9">Code:</text:p>
          </table:table-cell>
        </table:table-row>
        <table:table-row>
          <table:table-cell table:style-name="Table2.A2" office:value-type="string">
            <text:p text:style-name="P20">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11"><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text:soft-page-break/>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6638331543992521019"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2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9">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2">div.tnotes {background-color: #eeeeee; border: 1px solid black; padding: 1em;} </text:p>
      <text:p text:style-name="P14">.covernote {visibility: hidden; display: none;} </text:p>
      <text:p text:style-name="P14">@media handheld {</text:p>
      <text:p text:style-name="P15"><text:s text:c="2"/><text:span text:style-name="T10">.covernote {visibility: visible; display: block;} </text:span></text:p>
      <text:p text:style-name="P17">} </text:p>
      <text:p text:style-name="P9">It may be that your main TN is at the end of the book, and the epub cover TN is the only one that is required at the front. In this case, you can use the covernote class on the whole div (immediately after &lt;body&gt;), as follows.</text:p>
      <text:p text:style-name="P13">&lt;div class="tnotes covernote"&gt; </text:p>
      <text:p text:style-name="P16"><text:s text:c="2"/><text:span text:style-name="T11">&lt;p&gt;The cover image was created by the transcriber and is placed in the public domain.&lt;/p&gt; </text:span></text:p>
      <text:p text:style-name="P18">&lt;/div&gt; </text:p>
      <text:p text:style-name="P9">However, if you have other notes that you want to appear at the front of the book, you will want the div to be displayed, but just the cover image paragraph hidden, something like this:</text:p>
      <text:p text:style-name="P13">&lt;div class="tnotes"&gt; </text:p>
      <text:p text:style-name="P16"><text:s text:c="2"/><text:span text:style-name="T11">&lt;p&gt;Transcriber's Notes&lt;/p&gt; </text:span></text:p>
      <text:p text:style-name="P16"><text:soft-page-break/><text:s text:c="2"/><text:span text:style-name="T11">&lt;p class="covernote"&gt;The cover image was created by the transcriber and is placed in the public domain.&lt;/p&gt; </text:span></text:p>
      <text:p text:style-name="P16"><text:s text:c="2"/><text:span text:style-name="T11">&lt;p&gt;Other information readers require before reading the book...&lt;/p&gt; </text:span></text:p>
      <text:p text:style-name="P18">&lt;/div&gt;</text:p>
      <text:p text:style-name="P9">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3515740"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soft-page-break/><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7T13:36:03.57</dc:date>
    <dc:creator>Gemma Wright</dc:creator>
    <meta:editing-duration>P1DT11H37M23S</meta:editing-duration>
    <meta:editing-cycles>115</meta:editing-cycles>
    <meta:generator>OpenOffice/4.0.1$Win32 OpenOffice.org_project/401m5$Build-9714</meta:generator>
    <meta:document-statistic meta:table-count="2" meta:image-count="0" meta:object-count="0" meta:page-count="13" meta:paragraph-count="344" meta:word-count="5161" meta:character-count="31948"/>
  </office:meta>
</office:document-meta>
</file>